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Times New Roman" svg:font-family="'Times New Roman', 'Times New Roman MSFontService',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f02d"/>
    </style:style>
    <style:style style:name="P2" style:family="paragraph" style:parent-style-name="Standard">
      <style:text-properties officeooo:rsid="00136f6d" officeooo:paragraph-rsid="001481db"/>
    </style:style>
    <style:style style:name="P3" style:family="paragraph" style:parent-style-name="Standard">
      <style:text-properties officeooo:rsid="00136f6d" officeooo:paragraph-rsid="00153050"/>
    </style:style>
    <style:style style:name="P4" style:family="paragraph" style:parent-style-name="Standard">
      <style:text-properties officeooo:rsid="00136f6d" officeooo:paragraph-rsid="001ca28c"/>
    </style:style>
    <style:style style:name="P5" style:family="paragraph" style:parent-style-name="Standard">
      <style:text-properties officeooo:rsid="00136f6d" officeooo:paragraph-rsid="00200299"/>
    </style:style>
    <style:style style:name="P6" style:family="paragraph" style:parent-style-name="Standard">
      <style:text-properties officeooo:paragraph-rsid="0021f618"/>
    </style:style>
    <style:style style:name="P7"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fo:font-style="normal" fo:font-weight="normal"/>
    </style:style>
    <style:style style:name="P8" style:family="paragraph" style:parent-style-name="Text_20_body">
      <loext:graphic-properties draw:fill="none" draw:fill-color="#ffffff"/>
      <style:paragraph-properties fo:margin-left="0cm" fo:margin-right="0cm" style:line-height-at-least="0.503cm" fo:text-align="start" style:justify-single-word="false" fo:text-indent="0cm" style:auto-text-indent="false" fo:background-color="transparent" fo:padding="0cm" fo:border="none"/>
      <style:text-properties fo:font-variant="normal" fo:text-transform="none"/>
    </style:style>
    <style:style style:name="T1" style:family="text">
      <style:text-properties style:font-name="Times New Roman" fo:font-size="11pt" fo:language="en" fo:country="GB"/>
    </style:style>
    <style:style style:name="T2" style:family="text">
      <style:text-properties style:font-name="Times New Roman" fo:font-size="11pt" fo:language="en" fo:country="GB" officeooo:rsid="000de375"/>
    </style:style>
    <style:style style:name="T3" style:family="text">
      <style:text-properties officeooo:rsid="00136f6d"/>
    </style:style>
    <style:style style:name="T4" style:family="text">
      <style:text-properties officeooo:rsid="00153050"/>
    </style:style>
    <style:style style:name="T5" style:family="text">
      <style:text-properties officeooo:rsid="0015b8ea"/>
    </style:style>
    <style:style style:name="T6" style:family="text">
      <style:text-properties officeooo:rsid="0018de0e"/>
    </style:style>
    <style:style style:name="T7" style:family="text">
      <style:text-properties officeooo:rsid="00192ccd"/>
    </style:style>
    <style:style style:name="T8" style:family="text">
      <style:text-properties officeooo:rsid="001bcead"/>
    </style:style>
    <style:style style:name="T9" style:family="text">
      <style:text-properties fo:font-variant="normal" fo:text-transform="none" fo:font-style="normal" fo:font-weight="normal"/>
    </style:style>
    <style:style style:name="T10" style:family="text">
      <style:text-properties fo:font-variant="normal" fo:text-transform="none" fo:font-style="normal" fo:font-weight="normal" officeooo:rsid="00136f6d"/>
    </style:style>
    <style:style style:name="T11" style:family="text">
      <style:text-properties fo:font-variant="normal" fo:text-transform="none" style:font-name="Times New Roman" fo:font-size="11pt" fo:language="en" fo:country="GB" fo:font-style="normal" fo:font-weight="normal"/>
    </style:style>
    <style:style style:name="T12" style:family="text">
      <style:text-properties fo:font-variant="normal" fo:text-transform="none" style:font-name="Times New Roman" fo:font-size="11pt" fo:language="en" fo:country="GB" fo:font-style="normal" fo:font-weight="normal" officeooo:rsid="00136f6d"/>
    </style:style>
    <style:style style:name="T13" style:family="text">
      <style:text-properties fo:font-variant="normal" fo:text-transform="none" style:font-name="Times New Roman" fo:font-size="11pt" fo:language="en" fo:country="GB" fo:font-style="normal" fo:font-weight="normal" officeooo:rsid="001ca28c"/>
    </style:style>
    <style:style style:name="T14" style:family="text">
      <style:text-properties officeooo:rsid="00200299"/>
    </style:style>
    <style:style style:name="T15" style:family="text">
      <style:text-properties officeooo:rsid="0021f6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Parallel to the development of novel experimental techniques which investigate the mRNA-protein interactions post-transcriptionally, a range of generally applicable statistical methods to select significant contributors to experimental measurements from large lists of predictors are now available. Previous high-throughput 3'UTR motif searches depended on the enrichment of such sequence motifs </text:span><text:span text:style-name="T2">solely</text:span> <text:span text:style-name="T1">in the most highly/lowly expressed genes(Shalgi</text:span> <text:span text:style-name="T1">et al 2005) and then inferring consensus motifs.  Alternatively, by selecting predictors of abundance by choosing predictor combinations with the greatest Akaike Infermation</text:span> <text:span text:style-name="T1">Criteron</text:span> <text:span text:style-name="T1">(AIC)  (Cheng et al 2017). penalised linear regression model (Vijayabaskar</text:span> <text:span text:style-name="T1">et al 2019).</text:span> </text:p>
      <text:p text:style-name="P8"> </text:p>
      <text:p text:style-name="P7"><text:span text:style-name="T1">Still to explain k-mers</text:span> </text:p>
      <text:p text:style-name="P1"/>
      <text:p text:style-name="P6"><text:span text:style-name="T3">Searching for novel cis-regulatory elements, such as 3’UTR motifs, associated with post-transcriptional mechanisms consists of filtering for mRNA transcripts suspected to be enriched with motifs and comparing these sequences to determine a common motif. <text:s/>mRNA transcripts have previously been filtered by using functional transcriptomic data sets to select for those with high abundance or half lives (Shalgi et al., 2005, Cheng et al., 2017). Alternatively, enriched binding of RNA to proteins can be experimentally confirmed, using immunoprecipitation and UV cross linking, providing either whole transcripts to compare (Riordan, Herschlag and Brown, 2010) or specific intra-transcript binding regions, (Zhao et al., 2010, Granneman et al, 2009). Given transcripts/regions of interest, the deduction of actual consensus sequences is itself non-trivial. <text:s/>Motifs can be of variable length and consist of highly redundant nucleotides separating conserved regions. Current motif finding packages, such as MEME-suite (Bailey et al., 2015), overcome these issues by first finding smaller seed sequences that regularly occur in the enriched transcripts/regions and then attempting to pairs these up into longer motifs (Hogan et al., 2008). Finally, recent developments in efficient algorithms for fitting linear models also allow for the detection of <text:s/>novel cis-regulatory elements. A model predicting the results of a functional genomics data set, i.e. genome-wide transcript abundance, using all possible contributing elements can be filtered down by penalised maximum likelihood to only those elements with significant contributions (</text:span><text:span text:style-name="T12">Vijayabaskar</text:span><text:span text:style-name="T10"> </text:span><text:span text:style-name="T12">et al., 2019</text:span><text:span text:style-name="T13">).</text:span></text:p>
      <text:p text:style-name="P2"/>
      <text:p text:style-name="P3"><text:span text:style-name="T6">Shalgi et al., 2005, </text:span>A catalog of stability-associated sequence elements in 3' UTRs of yeast mRNAs, <text:span text:style-name="T6">Genome Biology, </text:span><text:a xlink:type="simple" xlink:href="https://link.springer.com/content/pdf/10.1186%2Fgb-2005-6-10-r86.pdf" text:style-name="Internet_20_link" text:visited-style-name="Visited_20_Internet_20_Link"><text:span text:style-name="T6">https://link.springer.com/content/pdf/10.1186%2Fgb-2005-6-10-r86.pdf</text:span></text:a><text:span text:style-name="T6"><text:tab/></text:span></text:p>
      <text:p text:style-name="P3"/>
      <text:p text:style-name="P3"><text:span text:style-name="T7">Cheng et al.</text:span>, <text:span text:style-name="T7">2017,</text:span> Cis-regulatory elements explain most of the mRNA stability variation across genes in yeast, <text:span text:style-name="T7">RNA society, </text:span><text:s/>https://rnajournal.cshlp.org/content/23/11/1648.long</text:p>
      <text:p text:style-name="P3"/>
      <text:p text:style-name="P3">Riordan, Herschlag and Brown, 2010, Identification of RNA recognition elements in the Saccharomyces cerevisiae transcriptome, <text:span text:style-name="T4">Nucleic Acids Research </text:span><text:a xlink:type="simple" xlink:href="https://academic.oup.com/nar/article/39/4/1501/1008675#82709903" text:style-name="Internet_20_link" text:visited-style-name="Visited_20_Internet_20_Link"><text:span text:style-name="T4">https://academic.oup.com/nar/article/39/4/1501/1008675#82709903</text:span></text:a><text:span text:style-name="T4"><text:tab/></text:span></text:p>
      <text:p text:style-name="P3"/>
      <text:p text:style-name="P3"><text:span text:style-name="T4">Zhao et al, 2010, </text:span>Genome-wide Identification of Polycomb-Associated RNAs by RIP-seq, <text:span text:style-name="T4">Molecular Cell, </text:span><text:a xlink:type="simple" xlink:href="https://www.cell.com/molecular-cell/fulltext/S1097-2765(10)00967-6?_returnURL=https%3A%2F%2Flinkinghub.elsevier.com%2Fretrieve%2Fpii%2FS1097276510009676%3Fshowall%3Dtrue" text:style-name="Internet_20_link" text:visited-style-name="Visited_20_Internet_20_Link"><text:span text:style-name="T4">https://www.cell.com/molecular-cell/fulltext/S1097-2765(10)00967-6?_returnURL=https%3A%2F%2Flinkinghub.elsevier.com%2Fretrieve%2Fpii%2FS1097276510009676%3Fshowall%3Dtrue</text:span></text:a><text:span text:style-name="T4"><text:tab/></text:span></text:p>
      <text:p text:style-name="P3"/>
      <text:p text:style-name="P5"><text:span text:style-name="T5">Granneman et al., 2009, </text:span>Identification of protein binding sites on U3 snoRNA and pre-rRNA by UV cross-linking and high-throughput analysis of cDNAs, <text:a xlink:type="simple" xlink:href="https://www.pnas.org/content/106/24/9613" text:style-name="Internet_20_link" text:visited-style-name="Visited_20_Internet_20_Link">https://www.pnas.org/content/106/24/9613</text:a></text:p>
      <text:p text:style-name="P5"/>
      <text:p text:style-name="P5"><text:span text:style-name="T15">Bailey et al., 2015, </text:span>The MEME Suite, <text:span text:style-name="T15">Nucleic Acids</text:span> <text:span text:style-name="T15">Research, </text:span><text:a xlink:type="simple" xlink:href="https://academic.oup.com/nar/article/43/W1/W39/2467905" text:style-name="Internet_20_link" text:visited-style-name="Visited_20_Internet_20_Link"><text:span text:style-name="T15">https://academic.oup.com/nar/article/43/W1/W39/2467905</text:span></text:a><text:span text:style-name="T15"><text:tab/></text:span></text:p>
      <text:p text:style-name="P5"><text:soft-page-break/></text:p>
      <text:p text:style-name="P5"><text:span text:style-name="T14">Hogan et al., 2008, </text:span>Diverse RNA-Binding Proteins Interact with Functionally Related Sets of RNAs, Suggesting an Extensive Regulatory System, <text:span text:style-name="T14">PLOS Biology, </text:span><text:a xlink:type="simple" xlink:href="https://journals.plos.org/plosbiology/article?id=10.1371/journal.pbio.0060255" text:style-name="Internet_20_link" text:visited-style-name="Visited_20_Internet_20_Link">https://journals.plos.org/plosbiology/article?id=10.1371/journal.pbio.0060255</text:a><text:tab/><text:tab/></text:p>
      <text:p text:style-name="P3"/>
      <text:p text:style-name="P4"><text:span text:style-name="T11">Vijayabaskar</text:span><text:span text:style-name="T9"> </text:span><text:span text:style-name="T11">et al., 2019, </text:span>Identification of gene specific cis-regulatory elements during differentiation of mouse embryonic stem cells: An integrative approach using high-throughput datasets, <text:span text:style-name="T8">PLOS Computational Biology, </text:span><text:a xlink:type="simple" xlink:href="https://journals.plos.org/ploscompbiol/article?id=10.1371/journal.pcbi.1007337" text:style-name="Internet_20_link" text:visited-style-name="Visited_20_Internet_20_Link"><text:span text:style-name="T8">https://journals.plos.org/ploscompbiol/article?id=10.1371/journal.pcbi.1007337</text:span></text:a><text:span text:style-name="T8"><text:tab/></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Times New Roman" svg:font-family="'Times New Roman', 'Times New Roman MSFontService',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3T16:18:24.697647265</meta:creation-date>
    <dc:date>2020-03-24T14:48:51.691038838</dc:date>
    <meta:editing-duration>PT31S</meta:editing-duration>
    <meta:editing-cycles>1</meta:editing-cycles>
    <meta:document-statistic meta:table-count="0" meta:image-count="0" meta:object-count="0" meta:page-count="2" meta:paragraph-count="12" meta:word-count="484" meta:character-count="4092" meta:non-whitespace-character-count="3603"/>
    <meta:generator>LibreOffice/6.3.3.2$Linux_X86_64 LibreOffice_project/30$Build-2</meta:generator>
  </office:meta>
</office:document-meta>
</file>